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his document is Copyright © <text:span text:style-name="T9">2020</text:span> by the LibreOffice Documentation Team.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tevř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The OpenOffice.org project began when <text:alphabetical-index-mark text:string-value="Sun Microsystems "/>Sun Microsystems released the source code (“blueprints”) for its StarOffice® software to the open source community on October 13, 2000. Produkt OpenOffice.org 1.0 byl vydán 30. dubna 2002. Později byly vydány i aktualizované verze - verze 2.0 v říjnu 2005 a verze 3.0 v říjnu 2008. 26. ledna 2010 byla společnost Sun Microsystems převzata společností Oracle Corporation.</text:p>
      <text:p text:style-name="P17">On September 28, 2010, the community of volunteers who develop and promote OpenOffice.org announce<text:span text:style-name="T28">d</text:span>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7">V únoru 2012 byla The Document Foundation zaregistrována jako německá nadace. You can read more about The Document Foundation at: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Some of our corporate supporters include GNOME Foundation, Google, Red Hat, <text:span text:style-name="T14">and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The four essential rights of open-source software are embodied within the Free Software Foundation’s family of the GNU General Public License (GPL):<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Unlike other file formats, ODF (ISO/IEC 26300:2015) is an open standard.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See Chapter 10, Printing, Exporting, E<text:span text:style-name="T18">m</text:span>ailing, <text:span text:style-name="T18">and Signing,</text:span> in this guide.</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 / 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can save in the OpenDocument Drawing formats (.odg, .otg, and .fodg).</text:p>
      <text:p text:style-name="P25">Draw can export to MacroMedia Flash (.swf) and any <text:span text:style-name="T28">of </text:span><text:span text:style-name="T27">the following graphics formats: </text:span>BMP, EMF, EPS, GIF, JPEG, PNG, SVG, TIFF, <text:span text:style-name="T27">and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2">PDF je dobře známý exportní formát od OpenOffice.org 1.5 a EPUB je nový formát pro export od LibreOffice 6.0. <text:span text:style-name="T19">See Chapter 10, Printing, Exporting, E-mailing, and Signing </text:span><text:span text:style-name="T26">Documents</text:span><text:span text:style-name="T19">, for more information about exporting to those formats.</text:span></text:p>
      <text:p text:style-name="P20">LibreOffice can <text:span text:style-name="T19">also </text:span>export files to HTML and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Když chceme exportovat do jednoho z těchto formátů, použijeme položku hlavní nabídky <text:span text:style-name="Strong_20_Emphasis">Soubor &gt; Exportovat</text:span>. On the Export dialog, specify a file name for the exported document, then select the desired format in the <text:span text:style-name="T26">f</text:span>ile format list and click the <text:span text:style-name="Strong_20_Emphasis">Export</text:span> <text:span text:style-name="T26">or </text:span><text:span text:style-name="Strong_20_Emphasis"><text:span text:style-name="T26">Save</text:span></text:span><text:span text:style-name="T26"> </text:span>button <text:span text:style-name="T26">as appropriate</text:span>.<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Appendix B  Open Source, Standards, 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